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list-format-name="NLF1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 fo:text-align="center"/>
      <style:text-properties fo:color="#6FB9AE"/>
    </style:style>
    <style:style style:name="P2" style:parent-style-name="Heading2" style:family="paragraph">
      <style:text-properties fo:color="#6FB9AE"/>
    </style:style>
    <style:style style:name="P3" style:parent-style-name="Heading2" style:family="paragraph">
      <style:text-properties fo:color="#6FB9AE"/>
    </style:style>
    <style:style style:name="P4" style:parent-style-name="Heading2" style:family="paragraph">
      <style:text-properties fo:color="#6FB9AE"/>
    </style:style>
    <style:style style:name="P5" style:parent-style-name="Heading2" style:family="paragraph">
      <style:text-properties fo:color="#6FB9AE"/>
    </style:style>
    <style:style style:name="P6" style:parent-style-name="Heading2" style:family="paragraph">
      <style:text-properties fo:color="#6FB9AE"/>
    </style:style>
    <style:style style:name="P7" style:parent-style-name="Heading2" style:family="paragraph">
      <style:text-properties fo:color="#6FB9AE"/>
    </style:style>
    <style:style style:name="P8" style:parent-style-name="Heading3" style:family="paragraph">
      <style:text-properties fo:color="#6FB9AE"/>
    </style:style>
    <style:style style:name="P9" style:parent-style-name="Heading3" style:family="paragraph">
      <style:text-properties fo:color="#6FB9AE"/>
    </style:style>
    <style:style style:name="P10" style:parent-style-name="Heading2" style:family="paragraph">
      <style:text-properties fo:color="#6FB9AE"/>
    </style:style>
    <style:style style:name="P11" style:parent-style-name="Heading2" style:family="paragraph">
      <style:text-properties fo:color="#6FB9AE"/>
    </style:style>
    <style:style style:name="P12" style:parent-style-name="Heading3" style:family="paragraph">
      <style:text-properties fo:color="#6FB9AE"/>
    </style:style>
    <style:style style:name="P13" style:parent-style-name="Heading3" style:family="paragraph">
      <style:text-properties fo:color="#6FB9AE"/>
    </style:style>
    <style:style style:name="P14" style:parent-style-name="Heading3" style:family="paragraph">
      <style:text-properties fo:color="#6FB9AE"/>
    </style:style>
    <style:style style:name="P15" style:parent-style-name="Heading3" style:family="paragraph">
      <style:text-properties fo:color="#6FB9AE"/>
    </style:style>
    <style:style style:name="P16" style:parent-style-name="Heading2" style:family="paragraph">
      <style:text-properties fo:color="#6FB9AE"/>
    </style:style>
    <style:style style:name="P17" style:parent-style-name="Heading2" style:family="paragraph">
      <style:text-properties fo:color="#6FB9AE"/>
    </style:style>
  </office:automatic-styles>
  <office:body>
    <office:text text:use-soft-page-breaks="true">
      <text:h text:style-name="P1" text:outline-level="1">Activity Name – Report</text:h>
      <text:h text:style-name="P2" text:outline-level="2">1. Activity name</text:h>
      <text:p text:style-name="Normal">Add the activity name here.</text:p>
      <text:p text:style-name="Normal"/>
      <text:h text:style-name="P3" text:outline-level="2">2. Activity date</text:h>
      <text:p text:style-name="Normal">Add the date the activity took place here.</text:p>
      <text:p text:style-name="Normal"/>
      <text:h text:style-name="P4" text:outline-level="2">3. Activity aims</text:h>
      <text:p text:style-name="Normal">Detail here the aim of the activity.</text:p>
      <text:p text:style-name="Normal">e.g. The aim of this activity is to learn about mixtures.</text:p>
      <text:p text:style-name="Normal"/>
      <text:h text:style-name="P5" text:outline-level="2">4. Activity objectives</text:h>
      <text:p text:style-name="Normal">- List here the objectives of the activity.</text:p>
      <text:p text:style-name="Normal">- e.g. make different mixtures</text:p>
      <text:p text:style-name="Normal">- e.g. differentiate homogeneous and heterogeneous mixtures</text:p>
      <text:p text:style-name="Normal">- …</text:p>
      <text:p text:style-name="Normal"/>
      <text:h text:style-name="P6" text:outline-level="2">5. Description of activity</text:h>
      <text:p text:style-name="Normal">Detail here the expected activity unfolding.</text:p>
      <text:p text:style-name="Normal">e.g. Students come in, group up, and make different mixtures.</text:p>
      <text:p text:style-name="Normal"/>
      <text:h text:style-name="P7" text:outline-level="2">6.<text:s/>Evaluation</text:h>
      <text:h text:style-name="P8" text:outline-level="3">a)<text:s/>Method</text:h>
      <text:p text:style-name="Normal">Detail here how the activity is evaluated.</text:p>
      <text:p text:style-name="Normal">e.g. Participants are given a feedback forms with a few questions to answer.</text:p>
      <text:h text:style-name="P9" text:outline-level="3">b)<text:s/>Data</text:h>
      <text:p text:style-name="Normal">Include here any feedback data you may have collected.</text:p>
      <text:p text:style-name="Normal">e.g. figures, tables, post-it notes scans, …</text:p>
      <text:p text:style-name="Normal"/>
      <text:h text:style-name="P10" text:outline-level="2">7. Engagement</text:h>
      <text:p text:style-name="Normal">Describe here any feedback you may have received<text:s/>directly<text:s/>from participants<text:s/>relating to<text:s/>how they engaged with the activity.</text:p>
      <text:p text:style-name="Normal">e.g. A participant<text:s/>was very excited at the idea of adding glitter to their mixture. Another participant said: “This reminds me of cooking!”.</text:p>
      <text:p text:style-name="Normal"/>
      <text:soft-page-break/>
      <text:h text:style-name="P11" text:outline-level="2">8. SWOT Analysis</text:h>
      <text:p text:style-name="Normal">Reflect on the activity overall. This is a great time to ask demonstrators for feedback as well.</text:p>
      <text:p text:style-name="Normal">Note: I personally find SWOT analysis valuable, but there are many other ways to organise this information.</text:p>
      <text:h text:style-name="P12" text:outline-level="3">a) Strengths</text:h>
      <text:p text:style-name="Normal">e.g. What you think went well? What was successful?</text:p>
      <text:h text:style-name="P13" text:outline-level="3">b) Weaknesses</text:h>
      <text:p text:style-name="Normal">e.g. What you think didn't go so well? What went wrong?</text:p>
      <text:h text:style-name="P14" text:outline-level="3">c) Opportunities</text:h>
      <text:p text:style-name="Normal">e.g. What could be improved? What could be exploited better for next time?</text:p>
      <text:h text:style-name="P15" text:outline-level="3">d) Threats</text:h>
      <text:p text:style-name="Normal">e.g. What could have gone wrong (but luckily didn't)? What should we be more careful about?</text:p>
      <text:p text:style-name="Normal"/>
      <text:h text:style-name="P16" text:outline-level="2">9. Recommendations</text:h>
      <text:p text:style-name="Normal">Reflect here on what lessons can be taken from this workshop to improve the next activity.</text:p>
      <text:p text:style-name="Normal">e.g. More time is needed between the different set-up changes (10 minutes would be better).</text:p>
      <text:p text:style-name="Normal"/>
      <text:h text:style-name="P17" text:outline-level="2">10. Conclusions</text:h>
      <text:p text:style-name="Normal">Summarise here the overall activity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list-format-name="NLF1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milie Gerouville</meta:initial-creator>
    <dc:creator>Emilie Gerouville</dc:creator>
    <meta:creation-date>2024-12-05T15:33:00Z</meta:creation-date>
    <dc:date>2024-12-05T15:33:00Z</dc:date>
    <meta:template xlink:href="Normal.dotm" xlink:type="simple"/>
    <meta:editing-cycles>2</meta:editing-cycles>
    <meta:editing-duration>PT0S</meta:editing-duration>
    <meta:document-statistic meta:page-count="2" meta:paragraph-count="3" meta:word-count="281" meta:character-count="1880" meta:row-count="13" meta:non-whitespace-character-count="1602"/>
  </office:meta>
</office:document-meta>
</file>